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236in" fo:margin-left="-0.0785in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5736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0.1807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top="0.0835in" fo:margin-bottom="0.0835in" style:contextual-spacing="false" fo:line-height="100%"/>
    </style:style>
    <style:style style:name="P8" style:family="paragraph" style:parent-style-name="Standard">
      <style:paragraph-properties fo:margin-top="0.0835in" fo:margin-bottom="0.0835in" style:contextual-spacing="false" fo:line-height="100%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835in" fo:margin-bottom="0.0835in" style:contextual-spacing="false" fo:line-height="100%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.0835in" fo:margin-bottom="0.1665in" style:contextual-spacing="false" fo:line-height="100%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2083in" fo:margin-bottom="0in" style:contextual-spacing="false" fo:line-height="100%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Standard">
      <style:paragraph-properties fo:margin-top="0in" fo:margin-bottom="0in" style:contextual-spacing="false" fo:line-height="0.25in"/>
      <style:text-properties style:font-name="Arial" fo:font-size="9pt" style:font-size-asian="9pt" style:font-name-complex="Arial" style:font-size-complex="9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paragraph-rsid="0018ff4b" style:font-size-asian="10pt" style:font-name-complex="Arial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rsid="0018ff4b" officeooo:paragraph-rsid="0018ff4b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rsid="0019bc5d" officeooo:paragraph-rsid="0019bc5d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style:contextual-spacing="false" fo:line-height="0.25in"/>
    </style:style>
    <style:style style:name="P18" style:family="paragraph" style:parent-style-name="Standard">
      <style:paragraph-properties fo:margin-top="0.0835in" fo:margin-bottom="0.111in" style:contextual-spacing="false" fo:line-height="100%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.0835in" fo:margin-bottom="0.0835in" style:contextual-spacing="false" fo:line-height="100%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835in" fo:margin-bottom="0.0835in" style:contextual-spacing="false" fo:line-height="100%" style:snap-to-layout-grid="false"/>
      <style:text-properties style:font-name="Arial" fo:font-size="10pt" style:text-underline-style="solid" style:text-underline-width="auto" style:text-underline-color="font-color" officeooo:rsid="0018ff4b" officeooo:paragraph-rsid="0018ff4b" style:font-size-asian="10pt" style:font-name-complex="Arial" style:font-size-complex="10pt"/>
    </style:style>
    <style:style style:name="P21" style:family="paragraph" style:parent-style-name="Standard">
      <style:paragraph-properties fo:margin-top="0.0835in" fo:margin-bottom="0.0835in" style:contextual-spacing="false" fo:line-height="100%"/>
    </style:style>
    <style:style style:name="P22" style:family="paragraph" style:parent-style-name="Standard">
      <style:paragraph-properties fo:margin-top="0.0835in" fo:margin-bottom="0.1665in" style:contextual-spacing="false" fo:line-height="100%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9bc5d" style:font-size-asian="10pt" style:font-name-complex="Arial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9pt" officeooo:rsid="00170bff" style:font-size-asian="9pt" style:font-name-complex="Arial" style:font-size-complex="9pt"/>
    </style:style>
    <style:style style:name="T6" style:family="text">
      <style:text-properties style:font-name-asian="Arial"/>
    </style:style>
    <style:style style:name="T7" style:family="text">
      <style:text-properties officeooo:rsid="00170bff"/>
    </style:style>
    <style:style style:name="T8" style:family="text">
      <style:text-properties officeooo:rsid="0018ff4b"/>
    </style:style>
    <style:style style:name="T9" style:family="text">
      <style:text-properties officeooo:rsid="0019bc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tokoll der Vorstandssitzung</text:p>
      <text:p text:style-name="P13"><text:span text:style-name="T8">des Vereins: </text:span><text:s/><text:span text:style-name="T7">Open Medicine Initiative</text:span></text:p>
      <text:p text:style-name="P13"><text:span text:style-name="T8">mit Sitz in: Oranienstraße 183, c/o Im Oranienhof Aufgang C 3.OG, 10999 Berlin</text:span></text:p>
      <text:p text:style-name="P17"><text:span text:style-name="T5">Versammlungsort</text:span><text:span text:style-name="T4">: .…….……………………………………….......</text:span></text:p>
      <text:p text:style-name="P13">am: …………........…….….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Tagesordnung</text:p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8">TOP <text:span text:style-name="T8">1</text:span>:</text:p>
            <text:p text:style-name="P3">Information:</text:p>
            <text:p text:style-name="P10"/>
            <text:p text:style-name="P10"/>
            <text:p text:style-name="P8">Beschlusstext:</text:p>
            <text:p text:style-name="P8"/>
            <text:p text:style-name="P8"/>
            <text:p text:style-name="P8">Abstimmungsergebnis:</text:p>
          </table:table-cell>
          <table:table-cell table:style-name="Table1.B2" office:value-type="string">
            <text:p text:style-name="P20">Satzungsänderung</text:p>
            <text:p text:style-name="P14"/>
            <text:p text:style-name="P14"><text:span text:style-name="T8">Der am 05.03.2015 von Herrn Benjamin Diedrichsen eingereichte Antrag zur Eintragung der Open Medicine Initiative in das Vereinsregister wurde aufgrund eines Mangels in § 7 IV Ziffer, Satz 2 abgelehnt (siehe Anlage 1).</text:span></text:p>
            <text:p text:style-name="P15">Originaltext der beanstandeten Satzung: <text:span text:style-name="T9">„Das Onlineverfahren ist nur den stimmberechtigten Mitgliedern mit ihren persönlichen Legitimationsdaten zugänglich.“</text:span></text:p>
            <text:p text:style-name="P16"/>
            <text:p text:style-name="P16">Es wird die folgende Satzungsänderung vorgeschlagen: „Das Onlineverfahren ist allen Mitgliedern mit ihren persönlichen Legitimationsdaten zugänglich. Die Stimmabgabe ist nur stimmberechtigten Mitgliedern möglich.“</text:p>
            <text:p text:style-name="P7"/>
            <text:p text:style-name="P7"><text:span text:style-name="T1">Stimmen dafür: </text:span><text:span text:style-name="T2">1</text:span><text:span text:style-name="T1">. dagegen: </text:span><text:span text:style-name="T2">0</text:span><text:span text:style-name="T1">, enthalten: </text:span><text:span text:style-name="T2">0</text:span><text:span text:style-name="T1">, damit beschlossen: </text:span><field:fieldmark text:name="__Fieldmark__850_409616321" field:type="vnd.oasis.opendocument.field.FORMCHECKBOX"><field:param field:name="Checkbox_Checked" field:value="true"/><field:param field:name="Checkbox_HelpText" field:value=""/><field:param field:name="Checkbox_Name" field:value="Kontrollkästchen3"/></field:fieldmark><text:span text:style-name="T1"><text:s/></text:span><text:span text:style-name="T3">Ja</text:span><text:span text:style-name="T1"> <text:s text:c="2"/></text:span><field:fieldmark text:name="__Fieldmark__858_409616321" field:type="vnd.oasis.opendocument.field.FORMCHECKBOX"><field:param field:name="Checkbox_HelpText" field:value=""/><field:param field:name="Checkbox_Name" field:value="Kontrollkästchen4"/></field:fieldmark><text:span text:style-name="T1"><text:s/></text:span><text:span text:style-name="T3">Nein</text:span></text:p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</table:table>
      <text:p text:style-name="P3"/>
      <text:p text:style-name="P18"/>
      <text:p text:style-name="P18"/>
      <text:p text:style-name="P11">Unterschrift <text:span text:style-name="T9">Vorstand</text:span>: ……………………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Listenabsatz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Kein_20_Leerraum" style:display-name="Kein Leerraum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Kein_20_Leerraum_20_Zchn" style:display-name="Kein Leerraum Zchn" style:family="text" style:parent-style-name="Absatz-Standardschriftart">
      <style:text-properties fo:font-size="11pt" fo:language="de" fo:country="DE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2811in" fo:margin-left="0.7091in" fo:margin-right="0.4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61in" fo:margin-left="0in" fo:margin-right="0in" fo:margin-bottom="0.6272in" style:dynamic-spacing="true"/>
      </style:header-style>
      <style:footer-style>
        <style:header-footer-properties fo:min-height="0.211in" fo:margin-left="0in" fo:margin-right="0in" fo:margin-top="0.1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/text:p>
      </style:header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-prakt-za</meta:initial-creator>
    <meta:creation-date>2009-02-26T11:03:00</meta:creation-date>
    <dc:creator>benni </dc:creator>
    <dc:date>2015-03-26T22:07:13.651885089</dc:date>
    <meta:print-date>2008-10-10T14:11:00</meta:print-date>
    <meta:editing-cycles>4</meta:editing-cycles>
    <meta:generator>LibreOffice/4.2.7.2$Linux_X86_64 LibreOffice_project/420m0$Build-2</meta:generator>
    <meta:editing-duration>PT24M10S</meta:editing-duration>
    <meta:document-statistic meta:table-count="1" meta:image-count="0" meta:object-count="0" meta:page-count="1" meta:paragraph-count="18" meta:word-count="121" meta:character-count="990" meta:non-whitespace-character-count="882"/>
  </office:meta>
</office:document-meta>
</file>